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2a6099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00"/>
    </style:style>
    <style:style style:name="P7" style:family="paragraph">
      <loext:graphic-properties draw:fill-color="#ffff00"/>
      <style:paragraph-properties fo:text-align="center"/>
      <style:text-properties fo:font-size="12pt"/>
    </style:style>
    <style:style style:name="P8" style:family="paragraph">
      <style:text-properties fo:font-size="12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gr1" style:family="graphic">
      <style:graphic-properties draw:fill-color="#2a6099" draw:textarea-horizontal-align="justify" draw:textarea-vertical-align="middle" draw:auto-grow-height="false" fo:min-height="0.813cm" fo:min-width="4.2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a933" draw:textarea-horizontal-align="justify" draw:textarea-vertical-align="middle" draw:auto-grow-height="false" fo:min-height="1.323cm" fo:min-width="4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a933" draw:textarea-horizontal-align="justify" draw:textarea-vertical-align="middle" draw:auto-grow-height="false" fo:min-height="1.323cm" fo:min-width="4.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a933" draw:textarea-horizontal-align="justify" draw:textarea-vertical-align="middle" draw:auto-grow-height="false" fo:min-height="1.323cm" fo:min-width="3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a933" draw:textarea-horizontal-align="justify" draw:textarea-vertical-align="middle" draw:auto-grow-height="false" fo:min-height="1.323cm" fo:min-width="7.6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00" draw:textarea-horizontal-align="justify" draw:textarea-vertical-align="middle" draw:auto-grow-height="false" fo:min-height="2.531cm" fo:min-width="3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00" draw:textarea-horizontal-align="justify" draw:textarea-vertical-align="middle" draw:auto-grow-height="false" fo:min-height="2.969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00" draw:textarea-horizontal-align="justify" draw:textarea-vertical-align="middle" draw:auto-grow-height="false" fo:min-height="2.926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00" draw:textarea-horizontal-align="justify" draw:textarea-vertical-align="middle" draw:auto-grow-height="false" fo:min-height="1.436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00" draw:textarea-horizontal-align="justify" draw:textarea-vertical-align="middle" draw:auto-grow-height="false" fo:min-height="2.494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00" draw:textarea-horizontal-align="justify" draw:textarea-vertical-align="middle" draw:auto-grow-height="false" fo:min-height="1.323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00" draw:textarea-horizontal-align="justify" draw:textarea-vertical-align="middle" draw:auto-grow-height="false" fo:min-height="3.344cm" fo:min-width="3.041cm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fill-color="#ffff00" draw:textarea-horizontal-align="justify" draw:textarea-vertical-align="middle" draw:auto-grow-height="false" fo:min-height="1.612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00" draw:textarea-horizontal-align="justify" draw:textarea-vertical-align="middle" draw:auto-grow-height="false" fo:min-height="3.007cm" fo:min-width="3.08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5" style:family="graphic">
      <style:graphic-properties draw:fill-color="#ffff00" draw:textarea-horizontal-align="justify" draw:textarea-vertical-align="middle" draw:auto-grow-height="false" fo:min-height="2.136cm" fo:min-width="3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00" draw:textarea-horizontal-align="justify" draw:textarea-vertical-align="middle" draw:auto-grow-height="false" fo:min-height="1.692cm" fo:min-width="3.1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00" draw:textarea-horizontal-align="justify" draw:textarea-vertical-align="middle" draw:auto-grow-height="false" fo:min-height="1.489cm" fo:min-width="3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00" draw:textarea-horizontal-align="justify" draw:textarea-vertical-align="middle" draw:auto-grow-height="false" fo:min-height="1.323cm" fo:min-width="3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00" draw:textarea-horizontal-align="justify" draw:textarea-vertical-align="middle" draw:auto-grow-height="false" fo:min-height="2.163cm" fo:min-width="3.1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00" draw:textarea-horizontal-align="justify" draw:textarea-vertical-align="middle" draw:auto-grow-height="false" fo:min-height="2.332cm" fo:min-width="3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00" draw:textarea-horizontal-align="justify" draw:textarea-vertical-align="middle" draw:auto-grow-height="false" fo:min-height="2.036cm" fo:min-width="3.0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00" draw:textarea-horizontal-align="justify" draw:textarea-vertical-align="middle" draw:auto-grow-height="false" fo:min-height="1.325cm" fo:min-width="3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145cm" fo:min-width="0.467cm" style:run-through="background" draw:wrap-influence-on-position="once-concurrent"/>
    </style:style>
    <style:style style:name="gr25" style:family="graphic">
      <style:graphic-properties draw:textarea-horizontal-align="justify" draw:textarea-vertical-align="middle" draw:auto-grow-height="false" fo:min-height="0.109cm" fo:min-width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217cm" fo:min-width="0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205cm" fo:min-width="0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206cm" fo:min-width="0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219cm" fo:min-width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254cm" fo:min-width="0.2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586cm" fo:min-width="0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0.647cm" fo:min-width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2" draw:style-name="gr2" draw:text-style-name="P4" svg:width="4.102cm" svg:height="1.324cm" svg:x="-1.563cm" svg:y="4.32cm"><text:p text:style-name="P3">Preparation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1" draw:name="Shape3" draw:style-name="gr12" draw:text-style-name="P5" svg:width="3.042cm" svg:height="3.345cm" svg:x="12.608cm" svg:y="16.468cm"><text:p text:style-name="P3">Min-max</text:p><text:p text:style-name="P3">taste based</text:p><text:p text:style-name="P3">profiles with</text:p><text:p text:style-name="P3">just genome</text:p><text:p text:style-name="P3">mapped genre</text:p><text:p text:style-name="P3">based profile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3" draw:style-name="gr14" draw:text-style-name="P5" svg:width="3.086cm" svg:height="3.008cm" svg:x="12.589cm" svg:y="12.959cm"><text:p text:style-name="P3">Min-max taste</text:p><text:p text:style-name="P3">Based profiles</text:p><text:p text:style-name="P3">With</text:p><text:p text:style-name="P3">tag-genome</text:p><text:p text:style-name="P3">Without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3" draw:style-name="gr6" draw:text-style-name="P5" svg:width="3.347cm" svg:height="2.532cm" svg:x="-0.871cm" svg:y="5.932cm"><text:p text:style-name="P3">Data Preparation:</text:p><text:p text:style-name="P3">Manual mapping</text:p><text:p text:style-name="P3">Of</text:p><text:p text:style-name="P3">tag genomes</text:p><text:p text:style-name="P3">under gen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3" draw:style-name="gr7" draw:text-style-name="P5" svg:width="2.534cm" svg:height="2.969cm" svg:x="4.165cm" svg:y="15.667cm"><text:p text:style-name="P3">Learn user’s</text:p><text:p text:style-name="P3">Min &amp; max</text:p><text:p text:style-name="P3">Preferences </text:p><text:p text:style-name="P3">Using tag-</text:p><text:p text:style-name="P3">Genome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3" draw:style-name="gr8" draw:text-style-name="P5" svg:width="2.534cm" svg:height="2.927cm" svg:x="4.184cm" svg:y="12.411cm"><text:p text:style-name="P3">Aggregate</text:p><text:p text:style-name="P3">Genres using</text:p><text:p text:style-name="P3">Tag genomes</text:p><text:p text:style-name="P3">&amp;</text:p><text:p text:style-name="P3">Profile each</text:p><text:p text:style-name="P3">User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3" draw:style-name="gr9" draw:text-style-name="P5" svg:width="2.534cm" svg:height="1.437cm" svg:x="4.145cm" svg:y="10.486cm"><text:p text:style-name="P3">Tag genome</text:p><text:p text:style-name="P3">with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3" draw:style-name="gr10" draw:text-style-name="P5" svg:width="2.534cm" svg:height="2.495cm" svg:x="4.182cm" svg:y="7.576cm"><text:p text:style-name="P3">Add</text:p><text:p text:style-name="P3">tag genome</text:p><text:p text:style-name="P3">Support</text:p><text:p text:style-name="P3">(no</text:p><text:p text:style-name="P3">stemming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3" draw:style-name="gr11" draw:text-style-name="P5" svg:width="2.534cm" svg:height="1.324cm" svg:x="4.202cm" svg:y="5.932cm"><text:p text:style-name="P3">Baseline</text:p><text:p text:style-name="P3">Using Term</text:p><text:p text:style-name="P3">Vector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Shape3" draw:style-name="gr11" draw:text-style-name="P5" svg:width="2.534cm" svg:height="1.324cm" svg:x="16.713cm" svg:y="11.361cm"><text:p text:style-name="P3">Paper 2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3" draw:style-name="gr11" draw:text-style-name="P5" svg:width="2.534cm" svg:height="1.324cm" svg:x="16.713cm" svg:y="9.504cm"><text:p text:style-name="P3">Paper 1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3" draw:style-name="gr11" draw:text-style-name="P5" svg:width="2.534cm" svg:height="1.324cm" svg:x="16.656cm" svg:y="7.805cm"><text:p text:style-name="P3">Thesis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3" draw:style-name="gr13" draw:text-style-name="P6" svg:width="2.534cm" svg:height="1.613cm" svg:x="16.701cm" svg:y="5.74cm"><text:p text:style-name="P3">Project</text:p><text:p text:style-name="P3">Proposal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3" draw:style-name="gr15" draw:text-style-name="P7" svg:width="3.068cm" svg:height="2.137cm" svg:x="8.479cm" svg:y="16.524cm"><text:p text:style-name="P3"><text:span text:style-name="T2">Min-max taste</text:span></text:p><text:p text:style-name="P3"><text:span text:style-name="T2">Based profiles</text:span></text:p><text:p text:style-name="P3"><text:span text:style-name="T2">With tag-</text:span><text:span text:style-name="T2">genome</text:span></text:p><text:p text:style-name="P3"><text:span text:style-name="T2">with stemm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3" draw:style-name="gr16" draw:text-style-name="P5" svg:width="3.132cm" svg:height="1.692cm" svg:x="8.479cm" svg:y="13.021cm"><text:p text:style-name="P3">Min-max taste</text:p><text:p text:style-name="P3">Based profiles</text:p><text:p text:style-name="P3">With baseli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Shape3" draw:style-name="gr17" draw:text-style-name="P5" svg:width="3.01cm" svg:height="1.489cm" svg:x="8.431cm" svg:y="5.838cm"><text:p text:style-name="P3">Stemming with</text:p><text:p text:style-name="P3">Baseli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Shape3" draw:style-name="gr18" draw:text-style-name="P5" svg:width="3.109cm" svg:height="1.324cm" svg:x="12.494cm" svg:y="5.819cm"><text:p text:style-name="P3">Stemming with</text:p><text:p text:style-name="P3">non-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name="Shape3" draw:style-name="gr19" draw:text-style-name="P5" svg:width="3.112cm" svg:height="2.163cm" svg:x="8.426cm" svg:y="10.239cm"><text:p text:style-name="P3">Genome mapped</text:p><text:p text:style-name="P3">Genre based user</text:p><text:p text:style-name="P3">Profiles with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Shape3" draw:style-name="gr20" draw:text-style-name="P5" svg:width="3.13cm" svg:height="2.333cm" svg:x="12.589cm" svg:y="10.266cm"><text:p text:style-name="P3">Genome mapped</text:p><text:p text:style-name="P3">Genre based user</text:p><text:p text:style-name="P3">Profiles with</text:p><text:p text:style-name="P3">non-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Shape3" draw:style-name="gr21" draw:text-style-name="P5" svg:width="3.036cm" svg:height="2.036cm" svg:x="12.566cm" svg:y="7.721cm"><text:p text:style-name="P3">Genome mapped</text:p><text:p text:style-name="P3">Genre based user</text:p><text:p text:style-name="P3">Profiles with </text:p><text:p text:style-name="P3">baseli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3" draw:style-name="gr22" draw:text-style-name="P7" svg:width="3.098cm" svg:height="1.325cm" svg:x="8.491cm" svg:y="7.673cm"><text:p text:style-name="P3"><text:span text:style-name="T2">Non-stemming</text:span></text:p><text:p text:style-name="P3"><text:span text:style-name="T2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2" draw:style-name="gr5" draw:text-style-name="P4" svg:width="7.679cm" svg:height="1.324cm" svg:x="7.923cm" svg:y="3.835cm"><text:p text:style-name="P3">Results Comparis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2" draw:style-name="gr3" draw:text-style-name="P4" svg:width="4.291cm" svg:height="1.324cm" svg:x="2.993cm" svg:y="3.835cm"><text:p text:style-name="P3">Development &amp; Test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4" draw:text-style-name="P4" svg:width="3.058cm" svg:height="1.324cm" svg:x="16.226cm" svg:y="3.852cm"><text:p text:style-name="P3">Report Writing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name="Shape4" draw:style-name="gr23" draw:text-style-name="P3" svg:x1="-1.404cm" svg:y1="5.156cm" svg:x2="-1.429cm" svg:y2="7.4cm"><text:p/></draw:line><draw:line text:anchor-type="paragraph" draw:z-index="26" draw:name="Shape5" draw:style-name="gr23" draw:text-style-name="P3" svg:x1="3.431cm" svg:y1="5.158cm" svg:x2="3.431cm" svg:y2="17.359cm"><text:p/></draw:line><draw:line text:anchor-type="paragraph" draw:z-index="27" draw:name="Shape6" draw:style-name="gr23" draw:text-style-name="P3" svg:x1="8.024cm" svg:y1="5.158cm" svg:x2="8.049cm" svg:y2="17.671cm"><text:p/></draw:line><draw:line text:anchor-type="paragraph" draw:z-index="28" draw:name="Shape7" draw:style-name="gr23" draw:text-style-name="P3" svg:x1="11.873cm" svg:y1="5.158cm" svg:x2="11.945cm" svg:y2="18.056cm"><text:p/></draw:line><draw:line text:anchor-type="paragraph" draw:z-index="29" draw:name="Shape8" draw:style-name="gr23" draw:text-style-name="P3" svg:x1="16.371cm" svg:y1="5.175cm" svg:x2="16.396cm" svg:y2="11.97cm"><text:p/></draw:line><draw:custom-shape text:anchor-type="paragraph" draw:z-index="30" draw:name="Shape9" draw:style-name="gr24" svg:width="0.533cm" svg:height="0.29cm" svg:x="0cm" svg:y="0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10" draw:style-name="gr25" svg:width="0.772cm" svg:height="0.218cm" svg:x="3.431cm" svg:y="6.3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10" draw:style-name="gr25" svg:width="0.772cm" svg:height="0.218cm" svg:x="3.431cm" svg:y="17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10" draw:style-name="gr25" svg:width="0.772cm" svg:height="0.218cm" svg:x="3.431cm" svg:y="13.5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10" draw:style-name="gr25" svg:width="0.772cm" svg:height="0.218cm" svg:x="3.431cm" svg:y="11.0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10" draw:style-name="gr26" svg:width="0.772cm" svg:height="0.218cm" svg:x="3.431cm" svg:y="8.65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11" draw:style-name="gr27" svg:width="0.408cm" svg:height="0.41cm" svg:x="8.024cm" svg:y="6.43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Shape11" draw:style-name="gr27" svg:width="0.408cm" svg:height="0.41cm" svg:x="8.049cm" svg:y="17.383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Shape11" draw:style-name="gr27" svg:width="0.408cm" svg:height="0.41cm" svg:x="8.049cm" svg:y="13.7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Shape11" draw:style-name="gr27" svg:width="0.408cm" svg:height="0.41cm" svg:x="8.019cm" svg:y="11.1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Shape11" draw:style-name="gr28" draw:text-style-name="P8" svg:width="0.408cm" svg:height="0.412cm" svg:x="8.049cm" svg:y="8.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name="Shape12" draw:style-name="gr29" svg:width="0.622cm" svg:height="0.435cm" svg:x="11.873cm" svg:y="6.2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Shape12" draw:style-name="gr29" svg:width="0.622cm" svg:height="0.435cm" svg:x="11.987cm" svg:y="17.7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name="Shape12" draw:style-name="gr29" svg:width="0.622cm" svg:height="0.435cm" svg:x="11.968cm" svg:y="14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Shape12" draw:style-name="gr29" svg:width="0.622cm" svg:height="0.435cm" svg:x="11.945cm" svg:y="11.24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name="Shape12" draw:style-name="gr29" svg:width="0.622cm" svg:height="0.435cm" svg:x="11.945cm" svg:y="8.4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6" draw:name="Shape13" draw:style-name="gr30" svg:width="0.331cm" svg:height="0.505cm" svg:x="16.371cm" svg:y="6.2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7" draw:name="Shape13" draw:style-name="gr30" svg:width="0.331cm" svg:height="0.505cm" svg:x="16.395cm" svg:y="11.5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8" draw:name="Shape13" draw:style-name="gr30" svg:width="0.331cm" svg:height="0.505cm" svg:x="16.395cm" svg:y="9.9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13" draw:style-name="gr30" svg:width="0.331cm" svg:height="0.505cm" svg:x="16.327cm" svg:y="8.3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50" draw:name="Shape14" draw:style-name="gr23" draw:text-style-name="P3" svg:x1="0.52cm" svg:y1="3.094cm" svg:x2="17.863cm" svg:y2="3.094cm"><text:p/></draw:line><draw:custom-shape text:anchor-type="paragraph" draw:z-index="0" draw:name="Shape1" draw:style-name="gr1" draw:text-style-name="P2" svg:width="4.726cm" svg:height="1.153cm" svg:x="6.054cm" svg:y="1.274cm"><text:p text:style-name="P1"><text:span text:style-name="T1">Recommender Systems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1" draw:name="Shape15" draw:style-name="gr31" svg:width="0.675cm" svg:height="0.669cm" svg:x="8.096cm" svg:y="2.4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16" draw:style-name="gr32" svg:width="0.53cm" svg:height="0.74cm" svg:x="0.376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16" draw:style-name="gr32" svg:width="0.53cm" svg:height="0.74cm" svg:x="17.454cm" svg:y="3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Shape16" draw:style-name="gr32" svg:width="0.53cm" svg:height="0.74cm" svg:x="11.536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5" draw:name="Shape16" draw:style-name="gr32" svg:width="0.53cm" svg:height="0.74cm" svg:x="4.972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5:38.347717340</meta:creation-date>
    <dc:date>2019-02-22T13:37:54.329744456</dc:date>
    <meta:editing-duration>PT31M19S</meta:editing-duration>
    <meta:editing-cycles>10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